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0.99cm"/>
    </style:style>
    <style:style style:name="co3" style:family="table-column">
      <style:table-column-properties fo:break-before="auto" style:column-width="0.972cm"/>
    </style:style>
    <style:style style:name="co4" style:family="table-column">
      <style:table-column-properties fo:break-before="auto" style:column-width="1.104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1.819cm"/>
    </style:style>
    <style:style style:name="co8" style:family="table-column">
      <style:table-column-properties fo:break-before="auto" style:column-width="0.437cm"/>
    </style:style>
    <style:style style:name="co9" style:family="table-column">
      <style:table-column-properties fo:break-before="auto" style:column-width="3.24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/>
          <table:table-cell office:value-type="string">
            <text:p>A: Camino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/>
          <table:table-cell office:value-type="string">
            <text:p>B: Fallos Positivo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/>
          <table:table-cell office:value-type="string">
            <text:p>C: Pierde la Muestra / Seek Action / La camara se descalibra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/>
          <table:table-cell office:value-type="string">
            <text:p>D: Otro rover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6" table:number-rows-spanned="1">
            <text:p>Tree 1</text:p>
          </table:table-cell>
          <table:covered-table-cell table:style-name="ce6"/>
          <table:covered-table-cell table:style-name="ce9"/>
          <table:covered-table-cell table:number-columns-repeated="3" table:style-name="ce13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2">
            <text:p>pfile</text:p>
          </table:table-cell>
          <table:table-cell table:style-name="ce7" office:value-type="string" table:number-columns-spanned="1" table:number-rows-spanned="2">
            <text:p>plan</text:p>
          </table:table-cell>
          <table:table-cell table:style-name="ce10" office:value-type="string" table:number-columns-spanned="1" table:number-rows-spanned="2">
            <text:p>time</text:p>
          </table:table-cell>
          <table:table-cell table:style-name="ce10" office:value-type="string" table:number-columns-spanned="1" table:number-rows-spanned="2">
            <text:p>original plan</text:p>
          </table:table-cell>
          <table:table-cell table:style-name="ce10" office:value-type="string" table:number-columns-spanned="2" table:number-rows-spanned="1">
            <text:p>repaired plan</text:p>
          </table:table-cell>
          <table:covered-table-cell table:style-name="ce11"/>
          <table:table-cell table:number-columns-repeated="8"/>
        </table:table-row>
        <table:table-row table:style-name="ro2">
          <table:table-cell/>
          <table:covered-table-cell table:style-name="ce3"/>
          <table:covered-table-cell table:style-name="ce8"/>
          <table:covered-table-cell table:number-columns-repeated="2" table:style-name="ce11"/>
          <table:table-cell table:style-name="ce11" office:value-type="string">
            <text:p>reused actions</text:p>
          </table:table-cell>
          <table:table-cell table:style-name="ce11" office:value-type="string">
            <text:p>repaired actions</text:p>
          </table:table-cell>
          <table:table-cell table:number-columns-repeated="2"/>
          <table:table-cell table:style-name="ce15" office:value-type="string" table:number-columns-spanned="3" table:number-rows-spanned="1">
            <text:p>Fallo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2" table:style-name="ce4" office:value-type="float" office:value="1">
            <text:p>1</text:p>
          </table:table-cell>
          <table:table-cell table:style-name="ce12" office:value-type="float" office:value="1.194909">
            <text:p>1,1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3,false&gt;</text:p>
          </table:table-cell>
          <table:table-cell table:number-columns-repeated="2"/>
          <table:table-cell office:value-type="string">
            <text:p>Navigate a otro waypoint, y calibra la camara nuevamente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4" office:value-type="float" office:value="1">
            <text:p>1</text:p>
          </table:table-cell>
          <table:table-cell table:style-name="ce12" office:value-type="float" office:value="0.600779">
            <text:p>0,6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can_traverse-rover0-w3-w2,false&gt;]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63962">
            <text:p>0,16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35175">
            <text:p>0,1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1.016738">
            <text:p>1,0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1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0.815534">
            <text:p>0,8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office:value-type="string">
            <text:p>Not found plan</text:p>
          </table:table-cell>
          <table:table-cell office:value-type="string">
            <text:p>&lt;can_traverse-rover0-waypoint1-waypoint2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88227">
            <text:p>0,2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1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06043">
            <text:p>0,1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04046">
            <text:p>0,10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1.458333">
            <text:p>1,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C</text:p>
          </table:table-cell>
          <table:table-cell office:value-type="string">
            <text:p>have_soil_analysis-rover0-waypoint1,yes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85924">
            <text:p>0,29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63899">
            <text:p>0,2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office:value-type="string">
            <text:p>&lt;calibrated-camera1-rover0,not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5.218893">
            <text:p>5,2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3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84031">
            <text:p>0,18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61491">
            <text:p>0,26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office:value-type="string">
            <text:p>A</text:p>
          </table:table-cell>
          <table:table-cell office:value-type="string">
            <text:p>&lt;visible_from-objective1-waypoint1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15143">
            <text:p>0,22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4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.213526">
            <text:p>0,2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office:value-type="string">
            <text:p>Not found plan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1.387639">
            <text:p>1,3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1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92186">
            <text:p>0,19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3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2.121308">
            <text:p>2,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-waypoint1-waypoint3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70816">
            <text:p>0,27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42227">
            <text:p>0,2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3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23.354867">
            <text:p>23,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4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15.286033">
            <text:p>15,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4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481242">
            <text:p>0,48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6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2.949257">
            <text:p>2,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can_traverse-rover0-waypoint4-waypoint1,false&gt;</text:p>
          </table:table-cell>
          <table:table-cell table:number-columns-repeated="5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5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0T18:00:31</dc:date>
    <dc:creator>anubis </dc:creator>
    <meta:generator>LibreOffice/3.5$Linux_x86 LibreOffice_project/350m1$Build-2</meta:generator>
    <meta:editing-duration>PT6H41M52S</meta:editing-duration>
    <meta:editing-cycles>23</meta:editing-cycles>
    <meta:printed-by>anubis </meta:printed-by>
    <meta:print-date>2014-04-17T14:04:45</meta:print-date>
    <meta:document-statistic meta:table-count="1" meta:cell-count="221" meta:object-count="0"/>
  </office:meta>
</office:document-meta>
</file>